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1.702cm"/>
    </style:style>
    <style:style style:name="co2" style:family="table-column">
      <style:table-column-properties fo:break-before="auto" style:column-width="5.346cm"/>
    </style:style>
    <style:style style:name="co3" style:family="table-column">
      <style:table-column-properties fo:break-before="auto" style:column-width="4.62cm"/>
    </style:style>
    <style:style style:name="co4" style:family="table-column">
      <style:table-column-properties fo:break-before="auto" style:column-width="7.999cm"/>
    </style:style>
    <style:style style:name="co5" style:family="table-column">
      <style:table-column-properties fo:break-before="auto" style:column-width="6.72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8.158cm"/>
    </style:style>
    <style:style style:name="co8" style:family="table-column">
      <style:table-column-properties fo:break-before="auto" style:column-width="10.139cm"/>
    </style:style>
    <style:style style:name="co9" style:family="table-column">
      <style:table-column-properties fo:break-before="auto" style:column-width="1.667cm"/>
    </style:style>
    <style:style style:name="co10" style:family="table-column">
      <style:table-column-properties fo:break-before="auto" style:column-width="3.205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6.108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5.70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5" style:family="table-cell" style:parent-style-name="Default">
      <style:text-properties fo:font-size="13pt" style:font-size-asian="13pt" style:font-size-complex="13pt"/>
    </style:style>
    <style:style style:name="ce16" style:family="table-cell" style:parent-style-name="Default">
      <style:text-properties fo:color="#ff0000"/>
    </style:style>
    <style:style style:name="ce11" style:family="table-cell" style:parent-style-name="Default">
      <style:text-properties fo:font-size="13pt" style:font-size-asian="13pt" style:font-size-complex="13pt"/>
    </style:style>
    <style:style style:name="ce18" style:family="table-cell" style:parent-style-name="Default">
      <style:table-cell-properties fo:background-color="transparent"/>
      <style:text-properties fo:color="#127622"/>
    </style:style>
    <style:style style:name="ce19" style:family="table-cell" style:parent-style-name="Default">
      <style:text-properties fo:color="#127622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ff0000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f10d0c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127622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style:vertical-align="middle"/>
      <style:text-properties fo:color="#ff0000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style:vertical-align="middle"/>
      <style:text-properties fo:color="#127622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Roboto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t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6"/>
        <table:table-column table:style-name="co1" table:default-cell-style-name="Default"/>
        <table:table-column table:style-name="co4" table:default-cell-style-name="ce19"/>
        <table:table-column table:style-name="co5" table:default-cell-style-name="Default"/>
        <table:table-row table:style-name="ro1">
          <table:table-cell table:style-name="ce2" office:value-type="string" calcext:value-type="string" table:number-columns-spanned="6" table:number-rows-spanned="1">
            <text:p>Bacia do Rio Doce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2">
          <table:table-cell table:style-name="ce13" office:value-type="string" calcext:value-type="string" table:number-columns-spanned="3" table:number-rows-spanned="1">
            <text:p>convencionais</text:p>
          </table:table-cell>
          <table:covered-table-cell table:number-columns-repeated="2" table:style-name="ce15"/>
          <table:table-cell table:style-name="ce13" office:value-type="string" calcext:value-type="string" table:number-columns-spanned="3" table:number-rows-spanned="1">
            <text:p>telemétricas</text:p>
          </table:table-cell>
          <table:covered-table-cell table:number-columns-repeated="2" table:style-name="ce11"/>
        </table:table-row>
        <table:table-row table:style-name="ro3">
          <table:table-cell table:style-name="ce3" office:value-type="string" calcext:value-type="string">
            <text:p>PLUVIO</text:p>
          </table:table-cell>
          <table:table-cell table:style-name="ce3" office:value-type="string" calcext:value-type="string">
            <text:p>FLUVIO</text:p>
          </table:table-cell>
          <table:table-cell table:style-name="ce3" office:value-type="string" calcext:value-type="string">
            <text:p>PLUVIO/FLUVIO</text:p>
          </table:table-cell>
          <table:table-cell table:style-name="ce3" office:value-type="string" calcext:value-type="string">
            <text:p>PLUVIO</text:p>
          </table:table-cell>
          <table:table-cell table:style-name="ce3" office:value-type="string" calcext:value-type="string">
            <text:p>FLUVIO</text:p>
          </table:table-cell>
          <table:table-cell table:style-name="ce3" office:value-type="string" calcext:value-type="string">
            <text:p>PLUVIO/FLUVIO</text:p>
          </table:table-cell>
        </table:table-row>
        <table:table-row table:style-name="ro4">
          <table:table-cell/>
          <table:table-cell table:style-name="ce16" office:value-type="string" calcext:value-type="string">
            <text:p>codigo: 56340000</text:p>
            <text:p>nome: DOM SILVÉRIO</text:p>
            <text:p>operadoraS: ANA</text:p>
            <text:p>areaDrenag: 269.0</text:p>
            <text:p>tipoEstaca: FLU</text:p>
            <text:p>telemetric: False</text:p>
            <text:p>nmMunicipi: DOM SILVÉRIO</text:p>
            <text:p>nmEstado: MINAS GERAIS</text:p>
            <text:p>ini_monito: 1950.0</text:p>
            <text:p>fim_monito: 1964.0</text:p>
            <text:p>n_anos: 15.0</text:p>
            <text:p>disp: 97.36</text:p>
            <text:p>lat: -20.1608</text:p>
            <text:p>lon: -42.9461</text:p>
            <text:p/>
          </table:table-cell>
          <table:table-cell office:value-type="string" calcext:value-type="string">
            <text:p>codigo: 2043021</text:p>
            <text:p>nome: ALVINÓPOLIS</text:p>
            <text:p>operadoraS: ANA</text:p>
            <text:p>areaDrenag: NULL</text:p>
            <text:p>tipoEstaca: PLU-FLU</text:p>
            <text:p>telemetric: False</text:p>
            <text:p>nmMunicipi: ALVINÓPOLIS</text:p>
            <text:p>nmEstado: MINAS GERAIS</text:p>
            <text:p>ini_monito: 1942.0</text:p>
            <text:p>fim_monito: 1946.0</text:p>
            <text:p>n_anos: 4.0</text:p>
            <text:p>disp: 74.41</text:p>
            <text:p>lat: -20.1167</text:p>
            <text:p>lon: -43.05</text:p>
            <text:p/>
          </table:table-cell>
          <table:table-cell/>
          <table:table-cell table:style-name="ce18" office:value-type="string" calcext:value-type="string">
            <text:p>codigo: 56425000</text:p>
            <text:p>nome: FAZENDA CACHOEIRA D'ANTAS</text:p>
            <text:p>operadoraS: CPRM</text:p>
            <text:p>areaDrenag: 10100.0</text:p>
            <text:p>tipoEstaca: FLU</text:p>
            <text:p>telemetric: True</text:p>
            <text:p>nmMunicipi: SÃO JOSÉ DO GOIABAL</text:p>
            <text:p>nmEstado: MINAS GERAIS</text:p>
            <text:p>ini_monito: 1982.0</text:p>
            <text:p>fim_monito: 2019.0</text:p>
            <text:p>n_anos: 38.0</text:p>
            <text:p>disp: 96.93</text:p>
            <text:p>lat: -19.9944</text:p>
            <text:p>Lon: -42.67419999999999</text:p>
          </table:table-cell>
          <table:table-cell table:style-name="ce19" office:value-type="string" calcext:value-type="string">
            <text:p>codigo: 2042031</text:p>
            <text:p>nome: FAZENDA CACHOEIRA D'ANTAS</text:p>
            <text:p>operadoraS: CPRM</text:p>
            <text:p>areaDrenag: NULL</text:p>
            <text:p>tipoEstaca: PLU-FLU</text:p>
            <text:p>telemetric: True</text:p>
            <text:p>nmMunicipi: SÃO JOSÉ DO GOIABAL</text:p>
            <text:p>nmEstado: MINAS GERAIS</text:p>
            <text:p>ini_monito: 1982.0</text:p>
            <text:p>fim_monito: 2019.0</text:p>
            <text:p>n_anos: 38.0</text:p>
            <text:p>disp: 96.96</text:p>
            <text:p>lat: -20.0114</text:p>
            <text:p>Lon: -42.6742</text:p>
          </table:table-cell>
        </table:table-row>
        <table:table-row table:style-name="ro4">
          <table:table-cell/>
          <table:table-cell table:style-name="ce16" office:value-type="string" calcext:value-type="string">
            <text:p>codigo: 56130000</text:p>
            <text:p>nome: USINA ANA FLORÊNCIA</text:p>
            <text:p>operadoraS: ANA</text:p>
            <text:p>areaDrenag: 256.0</text:p>
            <text:p>tipoEstaca: FLU</text:p>
            <text:p>telemetric: False</text:p>
            <text:p>nmMunicipi: PONTE NOVA</text:p>
            <text:p>nmEstado: MINAS GERAIS</text:p>
            <text:p>ini_monito: 1951.0</text:p>
            <text:p>fim_monito: 1960.0</text:p>
            <text:p>n_anos: 10.0</text:p>
            <text:p>disp: 93.28</text:p>
            <text:p>lat: -20.35</text:p>
            <text:p>lon: -42.849799999999995</text:p>
            <text:p/>
          </table:table-cell>
          <table:table-cell office:value-type="string" calcext:value-type="string">
            <text:p>codigo: 2042009</text:p>
            <text:p>nome: PONTE NOVA</text:p>
            <text:p>operadoraS: ANA</text:p>
            <text:p>areaDrenag: NULL</text:p>
            <text:p>tipoEstaca: PLU-FLU</text:p>
            <text:p>telemetric: False</text:p>
            <text:p>nmMunicipi: PONTE NOVA</text:p>
            <text:p>nmEstado: MINAS GERAIS</text:p>
            <text:p>ini_monito: 1941.0</text:p>
            <text:p>fim_monito: 1972.0</text:p>
            <text:p>n_anos: 27.0</text:p>
            <text:p>disp: 79.55</text:p>
            <text:p>lat: -20.4</text:p>
            <text:p>lon: -42.9</text:p>
            <text:p/>
          </table:table-cell>
          <table:table-cell/>
          <table:table-cell office:value-type="string" calcext:value-type="string">
            <text:p>codigo: 56338500</text:p>
            <text:p>nome: UHE RISOLETA NEVES JUSANTE</text:p>
            <text:p>operadoraS: CONS.RISOLETA</text:p>
            <text:p>areaDrenag: 8900.0</text:p>
            <text:p>tipoEstaca: FLU</text:p>
            <text:p>telemetric: True</text:p>
            <text:p>nmMunicipi: RIO DOCE</text:p>
            <text:p>nmEstado: MINAS GERAIS</text:p>
            <text:p>ini_monito: 2017.0</text:p>
            <text:p>fim_monito: 2020.0</text:p>
            <text:p>n_anos: 4.0</text:p>
            <text:p>disp: 70.49</text:p>
            <text:p>lat: -20.1975</text:p>
            <text:p>Lon: -42.850899999999996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codigo: 2042012</text:p>
            <text:p>nome: USINA PONTAL</text:p>
            <text:p>operadoraS: ANA</text:p>
            <text:p>areaDrenag: NULL</text:p>
            <text:p>tipoEstaca: PLU-FLU</text:p>
            <text:p>telemetric: False</text:p>
            <text:p>nmMunicipi: PONTE NOVA</text:p>
            <text:p>nmEstado: MINAS GERAIS</text:p>
            <text:p>ini_monito: 1949.0</text:p>
            <text:p>fim_monito: 1963.0</text:p>
            <text:p>n_anos: 13.0</text:p>
            <text:p>disp: 81.27</text:p>
            <text:p>lat: -20.4</text:p>
            <text:p>lon: -42.9</text:p>
            <text:p/>
          </table:table-cell>
          <table:table-cell/>
          <table:table-cell office:value-type="string" calcext:value-type="string">
            <text:p>codigo: 56338080</text:p>
            <text:p>nome: UHE RISOLETA NEVES BARRAMENTO</text:p>
            <text:p>operadoraS: CONS.RISOLETA</text:p>
            <text:p>areaDrenag: 8900.0</text:p>
            <text:p>tipoEstaca: FLU</text:p>
            <text:p>telemetric: True</text:p>
            <text:p>nmMunicipi: RIO DOCE</text:p>
            <text:p>nmEstado: MINAS GERAIS</text:p>
            <text:p>ini_monito: 2017.0</text:p>
            <text:p>fim_monito: 2017.0</text:p>
            <text:p>n_anos: 0.0</text:p>
            <text:p>disp: 63.27</text:p>
            <text:p>lat: -20.2064</text:p>
            <text:p>lon: -42.85399999999999</text:p>
            <text:p/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/>
          <table:table-cell office:value-type="string" calcext:value-type="string">
            <text:p>codigo: 56110005</text:p>
            <text:p>nome: PONTE NOVA JUSANTE</text:p>
            <text:p>operadoraS: CPRM</text:p>
            <text:p>areaDrenag: 6230.0</text:p>
            <text:p>tipoEstaca: FLU</text:p>
            <text:p>telemetric: True</text:p>
            <text:p>nmMunicipi: PONTE NOVA</text:p>
            <text:p>nmEstado: MINAS GERAIS</text:p>
            <text:p>ini_monito: 1975.0</text:p>
            <text:p>fim_monito: 2019.0</text:p>
            <text:p>n_anos: 45.0</text:p>
            <text:p>disp: 98.31</text:p>
            <text:p>lat: -20.3839</text:p>
            <text:p>lon: -42.9028</text:p>
            <text:p/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/>
          <table:table-cell office:value-type="string" calcext:value-type="string">
            <text:p>codigo: 56337200</text:p>
            <text:p>nome: UHE RISOLETA NEVES RIO PIRANGA</text:p>
            <text:p>operadoraS: CONS.RISOLETA</text:p>
            <text:p>areaDrenag: 5862.0</text:p>
            <text:p>tipoEstaca: FLU</text:p>
            <text:p>telemetric: True</text:p>
            <text:p>nmMunicipi: RIO DOCE</text:p>
            <text:p>nmEstado: MINAS GERAIS</text:p>
            <text:p>ini_monito: 2017.0</text:p>
            <text:p>fim_monito: 2020.0</text:p>
            <text:p>n_anos: 4.0</text:p>
            <text:p>disp: 71.60833333333333</text:p>
            <text:p>lat: -20.2975</text:p>
            <text:p>lon: -42.8922</text:p>
            <text:p/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/>
          <table:table-cell office:value-type="string" calcext:value-type="string">
            <text:p>codigo: 56337500</text:p>
            <text:p>nome: UHE RISOLETA NEVES RIO DO CARMO</text:p>
            <text:p>operadoraS: CONS.RISOLETA</text:p>
            <text:p>areaDrenag: 2229.0</text:p>
            <text:p>tipoEstaca: FLU</text:p>
            <text:p>telemetric: True</text:p>
            <text:p>nmMunicipi: BARRA LONGA</text:p>
            <text:p>nmEstado: MINAS GERAIS</text:p>
            <text:p>ini_monito: 2017.0</text:p>
            <text:p>fim_monito: 2019.0</text:p>
            <text:p>n_anos: 3.0</text:p>
            <text:p>disp: 66.06666666666666</text:p>
            <text:p>lat: -20.2561</text:p>
            <text:p>lon: -42.991499999999995</text:p>
            <text:p/>
          </table:table-cell>
          <table:table-cell/>
        </table:table-row>
      </table:table>
      <table:table table:name="médio" table:style-name="ta1">
        <table:table-column table:style-name="co1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7" table:default-cell-style-name="ce19"/>
        <table:table-column table:style-name="co8" table:default-cell-style-name="Default"/>
        <table:table-row table:style-name="ro1">
          <table:table-cell table:style-name="ce2" office:value-type="string" calcext:value-type="string" table:number-columns-spanned="6" table:number-rows-spanned="1">
            <text:p>Bacia do Rio Doce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2">
          <table:table-cell table:style-name="ce13" office:value-type="string" calcext:value-type="string" table:number-columns-spanned="3" table:number-rows-spanned="1">
            <text:p>convencionais</text:p>
          </table:table-cell>
          <table:covered-table-cell table:number-columns-repeated="2" table:style-name="ce15"/>
          <table:table-cell table:style-name="ce13" office:value-type="string" calcext:value-type="string" table:number-columns-spanned="3" table:number-rows-spanned="1">
            <text:p>telemétricas</text:p>
          </table:table-cell>
          <table:covered-table-cell table:number-columns-repeated="2" table:style-name="ce15"/>
        </table:table-row>
        <table:table-row table:style-name="ro3">
          <table:table-cell table:style-name="ce3" office:value-type="string" calcext:value-type="string">
            <text:p>PLUVIO</text:p>
          </table:table-cell>
          <table:table-cell table:style-name="ce3" office:value-type="string" calcext:value-type="string">
            <text:p>FLUVIO</text:p>
          </table:table-cell>
          <table:table-cell table:style-name="ce3" office:value-type="string" calcext:value-type="string">
            <text:p>PLUVIO/FLUVIO</text:p>
          </table:table-cell>
          <table:table-cell table:style-name="ce3" office:value-type="string" calcext:value-type="string">
            <text:p>PLUVIO</text:p>
          </table:table-cell>
          <table:table-cell table:style-name="ce3" office:value-type="string" calcext:value-type="string">
            <text:p>FLUVIO</text:p>
          </table:table-cell>
          <table:table-cell table:style-name="ce3" office:value-type="string" calcext:value-type="string">
            <text:p>PLUVIO/FLUVIO</text:p>
          </table:table-cell>
        </table:table-row>
        <table:table-row table:style-name="ro6">
          <table:table-cell/>
          <table:table-cell table:style-name="ce16" office:value-type="string" calcext:value-type="string">
            <text:p>codigo: 56847000</text:p>
            <text:p>nome: FAZENDA BRETZ</text:p>
            <text:p>operadoraS: ANA</text:p>
            <text:p>areaDrenag: 1710.0</text:p>
            <text:p>tipoEstaca: FLU</text:p>
            <text:p>telemetric: False</text:p>
            <text:p>nmMunicipi: GOVERNADOR VALADARE</text:p>
            <text:p>nmEstado: MINAS GERAIS</text:p>
            <text:p>ini_monito: 1973.0</text:p>
            <text:p>fim_monito: 1975.0</text:p>
            <text:p>n_anos: 3.0</text:p>
            <text:p>disp: 65.11</text:p>
            <text:p>lat: -18.9347222222222</text:p>
            <text:p>Lon: -42.0830555555556</text:p>
          </table:table-cell>
          <table:table-cell table:style-name="ce16" office:value-type="string" calcext:value-type="string">
            <text:p>codigo: 1841004</text:p>
            <text:p>nome: GOVERNADOR VALADARES</text:p>
            <text:p>operadoraS: ANA</text:p>
            <text:p>areaDrenag: NULL</text:p>
            <text:p>tipoEstaca: PLU-FLU</text:p>
            <text:p>telemetric: False</text:p>
            <text:p>nmMunicipi: GOVERNADOR VALADARE</text:p>
            <text:p>nmEstado: MINAS GERAIS</text:p>
            <text:p>ini_monito: 1941.0</text:p>
            <text:p>fim_monito: 1946.0</text:p>
            <text:p>n_anos: 6.0</text:p>
            <text:p>disp: 91.67</text:p>
            <text:p>lat: -18.8333</text:p>
            <text:p>Lon: -41.93289999999999</text:p>
          </table:table-cell>
          <table:table-cell/>
          <table:table-cell table:style-name="ce16" office:value-type="string" calcext:value-type="string">
            <text:p>codigo: 1841015</text:p>
            <text:p>nome: GOVERNADOR VALADARES</text:p>
            <text:p>operadoraS: INMET</text:p>
            <text:p>areaDrenag: NULL</text:p>
            <text:p>tipoEstaca: FLU</text:p>
            <text:p>telemetric: True</text:p>
            <text:p>nmMunicipi: GOVERNADOR VALADARE</text:p>
            <text:p>nmEstado: MINAS GERAIS</text:p>
            <text:p>ini_monito: 1962.0</text:p>
            <text:p>fim_monito: 1998.0</text:p>
            <text:p>n_anos: 30.0</text:p>
            <text:p>disp: 80.27</text:p>
            <text:p>lat: -18.85</text:p>
            <text:p>Lon: -41.9333</text:p>
          </table:table-cell>
          <table:table-cell table:style-name="ce19" office:value-type="string" calcext:value-type="string">
            <text:p>codigo: 1841029</text:p>
            <text:p>nome: PCH TRONQUEIRAS SE GOVERNADOR VALADARES</text:p>
            <text:p>operadoraS: CEMIG LESTE</text:p>
            <text:p>areaDrenag: NULL</text:p>
            <text:p>tipoEstaca: PLU-FLU</text:p>
            <text:p>telemetric: True</text:p>
            <text:p>nmMunicipi: GOVERNADOR VALADARE</text:p>
            <text:p>nmEstado: MINAS GERAIS</text:p>
            <text:p>ini_monito: 2015.0</text:p>
            <text:p>fim_monito: 2021.0</text:p>
            <text:p>n_anos: 0.0</text:p>
            <text:p>disp: 41.83428571428571</text:p>
            <text:p>lat: -18.855</text:p>
            <text:p>Lon: -41.959799999999994</text:p>
          </table:table-cell>
        </table:table-row>
        <table:table-row table:style-name="ro6">
          <table:table-cell/>
          <table:table-cell table:style-name="ce19" office:value-type="string" calcext:value-type="string">
            <text:p>codigo: 56846900</text:p>
            <text:p>nome: FAZENDA BRETZ - MONTANTE</text:p>
            <text:p>operadoraS: ANA</text:p>
            <text:p>areaDrenag: 1710.0</text:p>
            <text:p>tipoEstaca: FLU</text:p>
            <text:p>telemetric: False</text:p>
            <text:p>nmMunicipi: GOVERNADOR VALADARE</text:p>
            <text:p>nmEstado: MINAS GERAIS</text:p>
            <text:p>ini_monito: 1998.0</text:p>
            <text:p>fim_monito: 2009.0</text:p>
            <text:p>n_anos: 8.0</text:p>
            <text:p>disp: 54.52</text:p>
            <text:p>lat: -18.9317</text:p>
            <text:p>Lon: -42.1028</text:p>
          </table:table-cell>
          <table:table-cell table:style-name="ce16" office:value-type="string" calcext:value-type="string">
            <text:p>codigo: 1841005</text:p>
            <text:p>nome: GOVERNADOR VALADARES</text:p>
            <text:p>operadoraS: ANA</text:p>
            <text:p>areaDrenag: NULL</text:p>
            <text:p>tipoEstaca: PLU-FLU</text:p>
            <text:p>telemetric: False</text:p>
            <text:p>nmMunicipi: GOVERNADOR VALADARE</text:p>
            <text:p>nmEstado: MINAS GERAIS</text:p>
            <text:p>ini_monito: 1941.0</text:p>
            <text:p>fim_monito: 1960.0</text:p>
            <text:p>n_anos: 20.0</text:p>
            <text:p>disp: 98.1</text:p>
            <text:p>lat: -18.8333</text:p>
            <text:p>Lon: -41.9333</text:p>
          </table:table-cell>
          <table:table-cell/>
          <table:table-cell office:value-type="string" calcext:value-type="string">
            <text:p><text:span text:style-name="T1">codigo: 56850000</text:span></text:p>
            <text:p><text:span text:style-name="T1">nome: GOVERNADOR VALADARES</text:span></text:p>
            <text:p><text:span text:style-name="T1">operadoraS: CPRM</text:span></text:p>
            <text:p><text:span text:style-name="T1">areaDrenag: 40500.0</text:span></text:p>
            <text:p><text:span text:style-name="T1">tipoEstaca: FLU</text:span></text:p>
            <text:p><text:span text:style-name="T1">telemetric: True</text:span></text:p>
            <text:p><text:span text:style-name="T1">nmMunicipi: GOVERNADOR VALADARE</text:span></text:p>
            <text:p><text:span text:style-name="T1">nmEstado: MINAS GERAIS</text:span></text:p>
            <text:p><text:span text:style-name="T1">ini_monito: 2007.0</text:span></text:p>
            <text:p><text:span text:style-name="T1">fim_monito: 2020.0</text:span></text:p>
            <text:p><text:span text:style-name="T1">n_anos: 13.0</text:span></text:p>
            <text:p><text:span text:style-name="T1">disp: 80.86</text:span></text:p>
            <text:p><text:span text:style-name="T1">lat: -18.8831</text:span></text:p>
            <text:p><text:span text:style-name="T1">Lon: -41.950599999999994</text:span></text:p>
          </table:table-cell>
          <table:table-cell table:style-name="ce19" office:value-type="string" calcext:value-type="string">
            <text:p>codigo: 1841020</text:p>
            <text:p>nome: GOVERNADOR VALADARES</text:p>
            <text:p>operadoraS: CPRM</text:p>
            <text:p>areaDrenag: NULL</text:p>
            <text:p>tipoEstaca: PLU-FLU</text:p>
            <text:p>telemetric: True</text:p>
            <text:p>nmMunicipi: GOVERNADOR VALADARE</text:p>
            <text:p>nmEstado: MINAS GERAIS</text:p>
            <text:p>ini_monito: 1986.0</text:p>
            <text:p>fim_monito: 2019.0</text:p>
            <text:p>n_anos: 34.0</text:p>
            <text:p>disp: 94.24</text:p>
            <text:p>lat: -18.8831</text:p>
            <text:p>Lon: -41.9503</text:p>
          </table:table-cell>
        </table:table-row>
        <table:table-row table:style-name="ro6">
          <table:table-cell/>
          <table:table-cell table:style-name="ce19" office:value-type="string" calcext:value-type="string">
            <text:p>codigo: 56846890</text:p>
            <text:p>nome: FAZENDA ACONCHEGO</text:p>
            <text:p>operadoraS: CPRM</text:p>
            <text:p>areaDrenag: 1730.0</text:p>
            <text:p>tipoEstaca: FLU</text:p>
            <text:p>telemetric: False</text:p>
            <text:p>nmMunicipi: GOVERNADOR VALADARE</text:p>
            <text:p>nmEstado: MINAS GERAIS</text:p>
            <text:p>ini_monito: 2015.0</text:p>
            <text:p>fim_monito: 2017.0</text:p>
            <text:p>n_anos: 3.0</text:p>
            <text:p>disp: 62.38</text:p>
            <text:p>lat: -18.9317</text:p>
            <text:p>Lon: -42.1028</text:p>
          </table:table-cell>
          <table:table-cell table:style-name="ce19" office:value-type="string" calcext:value-type="string">
            <text:p>codigo: 1842005</text:p>
            <text:p>nome: COROACI</text:p>
            <text:p>operadoraS: CPRM</text:p>
            <text:p>areaDrenag: NULL</text:p>
            <text:p>tipoEstaca: PLU-FLU</text:p>
            <text:p>telemetric: False</text:p>
            <text:p>nmMunicipi: COROACI</text:p>
            <text:p>nmEstado: MINAS GERAIS</text:p>
            <text:p>ini_monito: 1942.0</text:p>
            <text:p>fim_monito: 2019.0</text:p>
            <text:p>n_anos: 77.0</text:p>
            <text:p>disp: 97.24</text:p>
            <text:p>lat: -18.6119</text:p>
            <text:p>Lon: -42.2786</text:p>
          </table:table-cell>
          <table:table-cell/>
          <table:table-cell office:value-type="string" calcext:value-type="string">
            <text:p>codigo: 56846860</text:p>
            <text:p>nome: PCH TRONQUEIRAS SUAÇUÍ PEQUENO</text:p>
            <text:p>operadoraS: CEMIG LESTE</text:p>
            <text:p>areaDrenag: NULL</text:p>
            <text:p>tipoEstaca: FLU</text:p>
            <text:p>telemetric: True</text:p>
            <text:p>nmMunicipi: GOVERNADOR VALADARE</text:p>
            <text:p>nmEstado: MINAS GERAIS</text:p>
            <text:p>ini_monito: 2016.0</text:p>
            <text:p>fim_monito: 2021.0</text:p>
            <text:p>n_anos: 0.0</text:p>
            <text:p>disp: 34.736666666666665</text:p>
            <text:p>lat: -18.7611</text:p>
            <text:p>Lon: -42.1739</text:p>
          </table:table-cell>
          <table:table-cell/>
        </table:table-row>
        <table:table-row table:style-name="ro6">
          <table:table-cell/>
          <table:table-cell table:style-name="ce19" office:value-type="string" calcext:value-type="string">
            <text:p>codigo: 56846000</text:p>
            <text:p>nome: PORTO SANTA RITA</text:p>
            <text:p>operadoraS: CPRM</text:p>
            <text:p>areaDrenag: 1970.0</text:p>
            <text:p>tipoEstaca: FLU</text:p>
            <text:p>telemetric: False</text:p>
            <text:p>nmMunicipi: SÃO GERALDO DA PIED</text:p>
            <text:p>nmEstado: MINAS GERAIS</text:p>
            <text:p>ini_monito: 1976.0</text:p>
            <text:p>fim_monito: 2019.0</text:p>
            <text:p>n_anos: 43.0</text:p>
            <text:p>disp: 95.62</text:p>
            <text:p>lat: -18.9517</text:p>
            <text:p>Lon: -42.3592</text:p>
          </table:table-cell>
          <table:table-cell table:style-name="ce16" office:value-type="string" calcext:value-type="string">
            <text:p>codigo: 1942010</text:p>
            <text:p>nome: PEDRA CORRIDA</text:p>
            <text:p>operadoraS: ANA</text:p>
            <text:p>areaDrenag: NULL</text:p>
            <text:p>tipoEstaca: PLU-FLU</text:p>
            <text:p>telemetric: False</text:p>
            <text:p>nmMunicipi: AÇUCENA</text:p>
            <text:p>nmEstado: MINAS GERAIS</text:p>
            <text:p>ini_monito: 1942.0</text:p>
            <text:p>fim_monito: 1942.0</text:p>
            <text:p>n_anos: 1.0</text:p>
            <text:p>disp: 65.41</text:p>
            <text:p>lat: -19.0833</text:p>
            <text:p>Lon: -42.1667</text:p>
          </table:table-cell>
          <table:table-cell/>
          <table:table-cell office:value-type="string" calcext:value-type="string">
            <text:p>codigo: 56846801</text:p>
            <text:p>nome: PCH TRONQUEIRAS JUSANTE</text:p>
            <text:p>operadoraS: CEMIG LESTE</text:p>
            <text:p>areaDrenag: 536.0</text:p>
            <text:p>tipoEstaca: FLU</text:p>
            <text:p>telemetric: True</text:p>
            <text:p>nmMunicipi: GOVERNADOR VALADARE</text:p>
            <text:p>nmEstado: MINAS GERAIS</text:p>
            <text:p>ini_monito: 2011.0</text:p>
            <text:p>fim_monito: 2020.0</text:p>
            <text:p>n_anos: 5.0</text:p>
            <text:p>disp: 72.6475</text:p>
            <text:p>lat: -18.7186</text:p>
            <text:p>Lon: -42.2622</text:p>
          </table:table-cell>
          <table:table-cell/>
        </table:table-row>
        <table:table-row table:style-name="ro6">
          <table:table-cell table:number-columns-repeated="2"/>
          <table:table-cell table:style-name="ce16" office:value-type="string" calcext:value-type="string">
            <text:p>codigo: 1842021</text:p>
            <text:p>nome: PORTO SANTA RITA</text:p>
            <text:p>operadoraS: ANA</text:p>
            <text:p>areaDrenag: NULL</text:p>
            <text:p>tipoEstaca: PLU-FLU</text:p>
            <text:p>telemetric: False</text:p>
            <text:p>nmMunicipi: SÃO GERALDO DA PIED</text:p>
            <text:p>nmEstado: MINAS GERAIS</text:p>
            <text:p>ini_monito: 1985.0</text:p>
            <text:p>fim_monito: 1998.0</text:p>
            <text:p>n_anos: 13.0</text:p>
            <text:p>disp: 90.18</text:p>
            <text:p>lat: -18.9503</text:p>
            <text:p>Lon: -42.3567</text:p>
          </table:table-cell>
          <table:table-cell/>
          <table:table-cell office:value-type="string" calcext:value-type="string">
            <text:p>codigo: 56846801</text:p>
            <text:p>nome: PCH TRONQUEIRAS JUSANTE</text:p>
            <text:p>operadoraS: CEMIG LESTE</text:p>
            <text:p>areaDrenag: 536.0</text:p>
            <text:p>tipoEstaca: FLU</text:p>
            <text:p>telemetric: True</text:p>
            <text:p>nmMunicipi: GOVERNADOR VALADARE</text:p>
            <text:p>nmEstado: MINAS GERAIS</text:p>
            <text:p>ini_monito: 2011.0</text:p>
            <text:p>fim_monito: 2020.0</text:p>
            <text:p>n_anos: 5.0</text:p>
            <text:p>disp: 72.55</text:p>
            <text:p>lat: -18.7186</text:p>
            <text:p>Lon: -42.2622</text:p>
          </table:table-cell>
          <table:table-cell/>
        </table:table-row>
        <table:table-row table:style-name="ro6">
          <table:table-cell table:number-columns-repeated="4"/>
          <table:table-cell office:value-type="string" calcext:value-type="string">
            <text:p>codigo: 56846801</text:p>
            <text:p>nome: PCH TRONQUEIRAS JUSANTE</text:p>
            <text:p>operadoraS: CEMIG LESTE</text:p>
            <text:p>areaDrenag: 536.0</text:p>
            <text:p>tipoEstaca: FLU</text:p>
            <text:p>telemetric: True</text:p>
            <text:p>nmMunicipi: GOVERNADOR VALADARE</text:p>
            <text:p>nmEstado: MINAS GERAIS</text:p>
            <text:p>ini_monito: 2010.0</text:p>
            <text:p>fim_monito: 2021.0</text:p>
            <text:p>n_anos: 0.0</text:p>
            <text:p>disp: 22.68166666666667</text:p>
            <text:p>lat: -18.7186</text:p>
            <text:p>Lon: -42.2622</text:p>
          </table:table-cell>
          <table:table-cell/>
        </table:table-row>
        <table:table-row table:style-name="ro6">
          <table:table-cell table:number-columns-repeated="4"/>
          <table:table-cell office:value-type="string" calcext:value-type="string">
            <text:p>codigo: 56846480</text:p>
            <text:p>nome: PCH TRONQUEIRAS BARRAMENTO</text:p>
            <text:p>operadoraS: CEMIG LESTE</text:p>
            <text:p>areaDrenag: 536.0</text:p>
            <text:p>tipoEstaca: FLU</text:p>
            <text:p>telemetric: True</text:p>
            <text:p>nmMunicipi: COROACI</text:p>
            <text:p>nmEstado: MINAS GERAIS</text:p>
            <text:p>ini_monito: 2015.0</text:p>
            <text:p>fim_monito: 2015.0</text:p>
            <text:p>n_anos: 0.0</text:p>
            <text:p>disp: 14.79</text:p>
            <text:p>lat: -18.72</text:p>
            <text:p>Lon: -42.2692</text:p>
          </table:table-cell>
          <table:table-cell/>
        </table:table-row>
        <table:table-row table:style-name="ro6">
          <table:table-cell table:number-columns-repeated="4"/>
          <table:table-cell office:value-type="string" calcext:value-type="string">
            <text:p>codigo: 56846200</text:p>
            <text:p>nome: UHE BAGUARI JUSANTE</text:p>
            <text:p>operadoraS: CONS.BAGUARI</text:p>
            <text:p>areaDrenag: 38500.0</text:p>
            <text:p>tipoEstaca: FLU</text:p>
            <text:p>telemetric: True</text:p>
            <text:p>nmMunicipi: GOVERNADOR VALADARE</text:p>
            <text:p>nmEstado: MINAS GERAIS</text:p>
            <text:p>ini_monito: 2015.0</text:p>
            <text:p>fim_monito: 2020.0</text:p>
            <text:p>n_anos: 6.0</text:p>
            <text:p>disp: 84.63</text:p>
            <text:p>lat: -18.9706</text:p>
            <text:p>Lon: -42.0883</text:p>
          </table:table-cell>
          <table:table-cell/>
        </table:table-row>
        <table:table-row table:style-name="ro6">
          <table:table-cell table:number-columns-repeated="4"/>
          <table:table-cell office:value-type="string" calcext:value-type="string">
            <text:p>codigo: 56846200</text:p>
            <text:p>nome: UHE BAGUARI JUSANTE</text:p>
            <text:p>operadoraS: CONS.BAGUARI</text:p>
            <text:p>areaDrenag: 38500.0</text:p>
            <text:p>tipoEstaca: FLU</text:p>
            <text:p>telemetric: True</text:p>
            <text:p>nmMunicipi: GOVERNADOR VALADARE</text:p>
            <text:p>nmEstado: MINAS GERAIS</text:p>
            <text:p>ini_monito: 2015.0</text:p>
            <text:p>fim_monito: 2020.0</text:p>
            <text:p>n_anos: 6.0</text:p>
            <text:p>disp: 84.57142857142857</text:p>
            <text:p>lat: -18.9706</text:p>
            <text:p>Lon: -42.0883</text:p>
          </table:table-cell>
          <table:table-cell/>
        </table:table-row>
        <table:table-row table:style-name="ro6">
          <table:table-cell table:number-columns-repeated="4"/>
          <table:table-cell office:value-type="string" calcext:value-type="string">
            <text:p>codigo: 56846200</text:p>
            <text:p>nome: UHE BAGUARI JUSANTE</text:p>
            <text:p>operadoraS: CONS.BAGUARI</text:p>
            <text:p>areaDrenag: 38500.0</text:p>
            <text:p>tipoEstaca: FLU</text:p>
            <text:p>telemetric: True</text:p>
            <text:p>nmMunicipi: GOVERNADOR VALADARE</text:p>
            <text:p>nmEstado: MINAS GERAIS</text:p>
            <text:p>ini_monito: 2015.0</text:p>
            <text:p>fim_monito: 2020.0</text:p>
            <text:p>n_anos: 6.0</text:p>
            <text:p>disp: 84.16</text:p>
            <text:p>lat: -18.9706</text:p>
            <text:p>Lon: -42.0883</text:p>
          </table:table-cell>
          <table:table-cell/>
        </table:table-row>
        <table:table-row table:style-name="ro6">
          <table:table-cell table:number-columns-repeated="4"/>
          <table:table-cell office:value-type="string" calcext:value-type="string">
            <text:p>codigo: 56846200</text:p>
            <text:p>nome: UHE BAGUARI JUSANTE</text:p>
            <text:p>operadoraS: CONS.BAGUARI</text:p>
            <text:p>areaDrenag: 38500.0</text:p>
            <text:p>tipoEstaca: FLU</text:p>
            <text:p>telemetric: True</text:p>
            <text:p>nmMunicipi: GOVERNADOR VALADARE</text:p>
            <text:p>nmEstado: MINAS GERAIS</text:p>
            <text:p>ini_monito: 2015.0</text:p>
            <text:p>fim_monito: 2020.0</text:p>
            <text:p>n_anos: 6.0</text:p>
            <text:p>disp: 85.0457142857143</text:p>
            <text:p>lat: -18.9706</text:p>
            <text:p>Lon: -42.0883</text:p>
          </table:table-cell>
          <table:table-cell/>
        </table:table-row>
        <table:table-row table:style-name="ro6">
          <table:table-cell table:number-columns-repeated="4"/>
          <table:table-cell office:value-type="string" calcext:value-type="string">
            <text:p>codigo: 56846080</text:p>
            <text:p>nome: UHE BAGUARI BARRAMENTO</text:p>
            <text:p>operadoraS: CONS.BAGUARI</text:p>
            <text:p>areaDrenag: 38400.0</text:p>
            <text:p>tipoEstaca: FLU</text:p>
            <text:p>telemetric: True</text:p>
            <text:p>nmMunicipi: GOVERNADOR VALADARE</text:p>
            <text:p>nmEstado: MINAS GERAIS</text:p>
            <text:p>ini_monito: 2009.0</text:p>
            <text:p>fim_monito: 2014.0</text:p>
            <text:p>n_anos: 6.0</text:p>
            <text:p>disp: 81.11</text:p>
            <text:p>lat: -19.0214</text:p>
            <text:p>Lon: -42.12479999999999</text:p>
          </table:table-cell>
          <table:table-cell/>
        </table:table-row>
        <table:table-row table:style-name="ro6">
          <table:table-cell table:number-columns-repeated="4"/>
          <table:table-cell office:value-type="string" calcext:value-type="string">
            <text:p>codigo: 56846080</text:p>
            <text:p>nome: UHE BAGUARI BARRAMENTO</text:p>
            <text:p>operadoraS: CONS.BAGUARI</text:p>
            <text:p>areaDrenag: 38400.0</text:p>
            <text:p>tipoEstaca: FLU</text:p>
            <text:p>telemetric: True</text:p>
            <text:p>nmMunicipi: GOVERNADOR VALADARE</text:p>
            <text:p>nmEstado: MINAS GERAIS</text:p>
            <text:p>ini_monito: 2016.0</text:p>
            <text:p>fim_monito: 2020.0</text:p>
            <text:p>n_anos: 5.0</text:p>
            <text:p>disp: 80.59</text:p>
            <text:p>lat: -19.0214</text:p>
            <text:p>Lon: -42.12479999999999</text:p>
          </table:table-cell>
          <table:table-cell/>
        </table:table-row>
        <table:table-row table:style-name="ro6">
          <table:table-cell table:number-columns-repeated="4"/>
          <table:table-cell office:value-type="string" calcext:value-type="string">
            <text:p>codigo: 56846080</text:p>
            <text:p>nome: UHE BAGUARI BARRAMENTO</text:p>
            <text:p>operadoraS: CONS.BAGUARI</text:p>
            <text:p>areaDrenag: 38400.0</text:p>
            <text:p>tipoEstaca: FLU</text:p>
            <text:p>telemetric: True</text:p>
            <text:p>nmMunicipi: GOVERNADOR VALADARE</text:p>
            <text:p>nmEstado: MINAS GERAIS</text:p>
            <text:p>ini_monito: 2016.0</text:p>
            <text:p>fim_monito: 2020.0</text:p>
            <text:p>n_anos: 5.0</text:p>
            <text:p>disp: 81.00142857142858</text:p>
            <text:p>lat: -19.0214</text:p>
            <text:p>Lon: -42.12479999999999</text:p>
          </table:table-cell>
          <table:table-cell/>
        </table:table-row>
        <table:table-row table:style-name="ro6">
          <table:table-cell table:number-columns-repeated="4"/>
          <table:table-cell office:value-type="string" calcext:value-type="string">
            <text:p>codigo: 56846020</text:p>
            <text:p>nome: UHE BAGUARI RIO CORRENTE GRANDE</text:p>
            <text:p>operadoraS: CONS.BAGUARI</text:p>
            <text:p>areaDrenag: 1970.0</text:p>
            <text:p>tipoEstaca: FLU</text:p>
            <text:p>telemetric: True</text:p>
            <text:p>nmMunicipi: SÃO GERALDO DA PIED</text:p>
            <text:p>nmEstado: MINAS GERAIS</text:p>
            <text:p>ini_monito: 2011.0</text:p>
            <text:p>fim_monito: 2020.0</text:p>
            <text:p>n_anos: 8.0</text:p>
            <text:p>disp: 82.47666666666667</text:p>
            <text:p>lat: -18.9506</text:p>
            <text:p>Lon: -42.360199999999985</text:p>
          </table:table-cell>
          <table:table-cell/>
        </table:table-row>
        <table:table-row table:style-name="ro6">
          <table:table-cell table:number-columns-repeated="4"/>
          <table:table-cell office:value-type="string" calcext:value-type="string">
            <text:p>codigo: 56846020</text:p>
            <text:p>nome: UHE BAGUARI RIO CORRENTE GRANDE</text:p>
            <text:p>operadoraS: CONS.BAGUARI</text:p>
            <text:p>areaDrenag: 1970.0</text:p>
            <text:p>tipoEstaca: FLU</text:p>
            <text:p>telemetric: True</text:p>
            <text:p>nmMunicipi: SÃO GERALDO DA PIED</text:p>
            <text:p>nmEstado: MINAS GERAIS</text:p>
            <text:p>ini_monito: 2011.0</text:p>
            <text:p>fim_monito: 2020.0</text:p>
            <text:p>n_anos: 8.0</text:p>
            <text:p>disp: 81.42833333333334</text:p>
            <text:p>lat: -18.9506</text:p>
            <text:p>Lon: -42.360199999999985</text:p>
          </table:table-cell>
          <table:table-cell/>
        </table:table-row>
        <table:table-row table:style-name="ro6">
          <table:table-cell table:number-columns-repeated="4"/>
          <table:table-cell office:value-type="string" calcext:value-type="string">
            <text:p>codigo: 56846020</text:p>
            <text:p>nome: UHE BAGUARI RIO CORRENTE GRANDE</text:p>
            <text:p>operadoraS: CONS.BAGUARI</text:p>
            <text:p>areaDrenag: 1970.0</text:p>
            <text:p>tipoEstaca: FLU</text:p>
            <text:p>telemetric: True</text:p>
            <text:p>nmMunicipi: SÃO GERALDO DA PIED</text:p>
            <text:p>nmEstado: MINAS GERAIS</text:p>
            <text:p>ini_monito: 2011.0</text:p>
            <text:p>fim_monito: 2020.0</text:p>
            <text:p>n_anos: 8.0</text:p>
            <text:p>disp: 81.42833333333334</text:p>
            <text:p>lat: -18.9506</text:p>
            <text:p>Lon: -42.360199999999985</text:p>
          </table:table-cell>
          <table:table-cell/>
        </table:table-row>
        <table:table-row table:style-name="ro6">
          <table:table-cell table:number-columns-repeated="4"/>
          <table:table-cell office:value-type="string" calcext:value-type="string">
            <text:p>codigo: 56846020</text:p>
            <text:p>nome: UHE BAGUARI RIO CORRENTE GRANDE</text:p>
            <text:p>operadoraS: CONS.BAGUARI</text:p>
            <text:p>areaDrenag: 1970.0</text:p>
            <text:p>tipoEstaca: FLU</text:p>
            <text:p>telemetric: True</text:p>
            <text:p>nmMunicipi: SÃO GERALDO DA PIED</text:p>
            <text:p>nmEstado: MINAS GERAIS</text:p>
            <text:p>ini_monito: 2011.0</text:p>
            <text:p>fim_monito: 2020.0</text:p>
            <text:p>n_anos: 8.0</text:p>
            <text:p>disp: 82.23</text:p>
            <text:p>lat: -18.9506</text:p>
            <text:p>Lon: -42.360199999999985</text:p>
          </table:table-cell>
          <table:table-cell/>
        </table:table-row>
      </table:table>
      <table:table table:name="baixo" table:style-name="ta1">
        <table:table-column table:style-name="co1" table:default-cell-style-name="ce10"/>
        <table:table-column table:style-name="co9" table:default-cell-style-name="ce10"/>
        <table:table-column table:style-name="co10" table:default-cell-style-name="ce9"/>
        <table:table-column table:style-name="co1" table:default-cell-style-name="ce9"/>
        <table:table-column table:style-name="co9" table:default-cell-style-name="ce9"/>
        <table:table-column table:style-name="co10" table:default-cell-style-name="Default"/>
        <table:table-row table:style-name="ro1">
          <table:table-cell table:style-name="ce2" office:value-type="string" calcext:value-type="string" table:number-columns-spanned="6" table:number-rows-spanned="1">
            <text:p>Bacia do Rio Doce</text:p>
          </table:table-cell>
          <table:covered-table-cell table:number-columns-repeated="4" table:style-name="Default"/>
          <table:covered-table-cell/>
        </table:table-row>
        <table:table-row table:style-name="ro2">
          <table:table-cell table:style-name="ce13" office:value-type="string" calcext:value-type="string" table:number-columns-spanned="3" table:number-rows-spanned="1">
            <text:p>convencionais</text:p>
          </table:table-cell>
          <table:covered-table-cell table:number-columns-repeated="2" table:style-name="ce15"/>
          <table:table-cell table:style-name="ce13" office:value-type="string" calcext:value-type="string" table:number-columns-spanned="3" table:number-rows-spanned="1">
            <text:p>telemétricas</text:p>
          </table:table-cell>
          <table:covered-table-cell table:number-columns-repeated="2" table:style-name="ce15"/>
        </table:table-row>
        <table:table-row table:style-name="ro3">
          <table:table-cell table:style-name="ce3" office:value-type="string" calcext:value-type="string">
            <text:p>PLUVIO</text:p>
          </table:table-cell>
          <table:table-cell table:style-name="ce3" office:value-type="string" calcext:value-type="string">
            <text:p>FLUVIO</text:p>
          </table:table-cell>
          <table:table-cell table:style-name="ce3" office:value-type="string" calcext:value-type="string">
            <text:p>PLUVIO/FLUVIO</text:p>
          </table:table-cell>
          <table:table-cell table:style-name="ce3" office:value-type="string" calcext:value-type="string">
            <text:p>PLUVIO</text:p>
          </table:table-cell>
          <table:table-cell table:style-name="ce3" office:value-type="string" calcext:value-type="string">
            <text:p>FLUVIO</text:p>
          </table:table-cell>
          <table:table-cell table:style-name="ce3" office:value-type="string" calcext:value-type="string">
            <text:p>PLUVIO/FLUVIO</text:p>
          </table:table-cell>
        </table:table-row>
        <table:table-row table:style-name="ro5">
          <table:table-cell table:style-name="ce4" table:number-columns-repeated="2"/>
          <table:table-cell table:style-name="ce12" table:number-columns-repeated="2"/>
          <table:table-cell table:style-name="ce6"/>
          <table:table-cell/>
        </table:table-row>
        <table:table-row table:style-name="ro5">
          <table:table-cell table:style-name="ce4" table:number-columns-repeated="2"/>
          <table:table-cell table:style-name="ce12" table:number-columns-repeated="2"/>
          <table:table-cell table:style-name="ce8"/>
          <table:table-cell/>
        </table:table-row>
        <table:table-row table:style-name="ro5">
          <table:table-cell table:style-name="ce5"/>
          <table:table-cell table:style-name="ce6"/>
          <table:table-cell table:style-name="ce12" table:number-columns-repeated="2"/>
          <table:table-cell table:style-name="ce8"/>
          <table:table-cell/>
        </table:table-row>
        <table:table-row table:style-name="ro5">
          <table:table-cell table:style-name="ce6"/>
          <table:table-cell table:style-name="ce4"/>
          <table:table-cell table:style-name="ce12" table:number-columns-repeated="3"/>
          <table:table-cell/>
        </table:table-row>
        <table:table-row table:style-name="ro5">
          <table:table-cell table:style-name="ce4" table:number-columns-repeated="2"/>
          <table:table-cell table:style-name="ce12" table:number-columns-repeated="3"/>
          <table:table-cell/>
        </table:table-row>
        <table:table-row table:style-name="ro5">
          <table:table-cell table:style-name="ce7" table:number-columns-repeated="2"/>
          <table:table-cell table:number-columns-repeated="4"/>
        </table:table-row>
        <table:table-row table:style-name="ro5">
          <table:table-cell table:style-name="ce8"/>
          <table:table-cell table:style-name="ce7"/>
          <table:table-cell table:number-columns-repeated="4"/>
        </table:table-row>
        <table:table-row table:style-name="ro5">
          <table:table-cell table:style-name="ce8" table:number-columns-repeated="2"/>
          <table:table-cell table:number-columns-repeated="4"/>
        </table:table-row>
        <table:table-row table:style-name="ro5">
          <table:table-cell table:style-name="ce9"/>
          <table:table-cell table:style-name="ce8"/>
          <table:table-cell table:number-columns-repeated="4"/>
        </table:table-row>
        <table:table-row table:style-name="ro5" table:number-rows-repeated="6">
          <table:table-cell table:style-name="ce9" table:number-columns-repeated="2"/>
          <table:table-cell table:number-columns-repeated="4"/>
        </table:table-row>
        <table:table-row table:style-name="ro5" table:number-rows-repeated="7">
          <table:table-cell table:number-columns-repeated="2"/>
          <table:table-cell table:style-name="ce10" table:number-columns-repeated="3"/>
          <table:table-cell/>
        </table:table-row>
        <table:table-row table:style-name="ro5">
          <table:table-cell table:number-columns-repeated="2"/>
          <table:table-cell table:style-name="ce10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Roboto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Roboto" style:font-family-asian="Roboto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1">00/00/0000</text:date>, <text:time style:data-style-name="N2" text:time-value="13:34:40.19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Welson Avelar</meta:initial-creator>
    <meta:creation-date>2023-11-09T09:00:57.227657367</meta:creation-date>
    <dc:date>2023-11-21T22:21:39.790000000</dc:date>
    <dc:creator>Welson Avelar</dc:creator>
    <meta:editing-duration>PT9H33M57S</meta:editing-duration>
    <meta:editing-cycles>24</meta:editing-cycles>
    <meta:generator>LibreOffice/7.6.2.1$Windows_X86_64 LibreOffice_project/56f7684011345957bbf33a7ee678afaf4d2ba333</meta:generator>
    <meta:document-statistic meta:table-count="3" meta:cell-count="68" meta:object-count="0"/>
  </office:meta>
</office:document-meta>
</file>